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ameworkEvent.getBu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workEvent.get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workEv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workEvent.FrameworkEvent( int type , Bundle bundle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rameworkEvent.FrameworkEvent( int type ,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